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officeooo:rsid="000c67f5" officeooo:paragraph-rsid="000c67f5" style:font-name-asian="Noto Sans CJK SC Regular" style:font-size-asian="14pt" style:font-name-complex="FreeSans" style:font-size-complex="14pt"/>
    </style:style>
    <style:style style:name="P3" style:family="paragraph" style:parent-style-name="Standard">
      <style:text-properties style:font-name="Liberation Serif1" fo:font-size="12pt" fo:font-weight="bold" officeooo:rsid="000ef93e" officeooo:paragraph-rsid="000ef93e" style:font-name-asian="Noto Sans CJK SC Regular" style:font-size-asian="12pt" style:font-weight-asian="bold" style:font-name-complex="FreeSans" style:font-size-complex="12pt" style:font-weight-complex="bold"/>
    </style:style>
    <style:style style:name="P4" style:family="paragraph" style:parent-style-name="Standard">
      <style:text-properties style:font-name="Liberation Serif1" fo:font-size="12pt" fo:font-weight="normal" officeooo:rsid="000ef93e" officeooo:paragraph-rsid="000ef93e" style:font-name-asian="Noto Sans CJK SC Regular" style:font-size-asian="12pt" style:font-weight-asian="normal" style:font-name-complex="FreeSans" style:font-size-complex="12pt" style:font-weight-complex="normal"/>
    </style:style>
    <style:style style:name="P5" style:family="paragraph" style:parent-style-name="Standard">
      <style:text-properties officeooo:paragraph-rsid="000c67f5"/>
    </style:style>
    <style:style style:name="P6" style:family="paragraph" style:parent-style-name="Standard">
      <style:text-properties fo:font-size="14pt" officeooo:rsid="000ca7b9" officeooo:paragraph-rsid="000ca7b9" style:font-size-asian="12.25pt" style:font-size-complex="14pt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12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3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4" style:family="paragraph" style:parent-style-name="Standard">
      <style:text-properties fo:font-size="12pt" fo:font-weight="bold" officeooo:rsid="000ef93e" officeooo:paragraph-rsid="000ef93e" style:font-size-asian="12pt" style:font-weight-asian="bold" style:font-size-complex="12pt" style:font-weight-complex="bold"/>
    </style:style>
    <style:style style:name="P15" style:family="paragraph" style:parent-style-name="Standard">
      <style:text-properties officeooo:paragraph-rsid="000ca7b9"/>
    </style:style>
    <style:style style:name="P16" style:family="paragraph" style:parent-style-name="Standard">
      <style:text-properties officeooo:rsid="000e10d7" officeooo:paragraph-rsid="000e10d7"/>
    </style:style>
    <style:style style:name="P17" style:family="paragraph" style:parent-style-name="Standard">
      <style:text-properties officeooo:paragraph-rsid="000e10d7"/>
    </style:style>
    <style:style style:name="P18" style:family="paragraph" style:parent-style-name="Standard">
      <style:text-properties officeooo:rsid="000e62ae" officeooo:paragraph-rsid="000e62ae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20" style:family="paragraph" style:parent-style-name="Standard">
      <style:text-properties fo:font-weight="bold" officeooo:rsid="000ef93e" officeooo:paragraph-rsid="000ef93e" style:font-weight-asian="bold" style:font-weight-complex="bold"/>
    </style:style>
    <style:style style:name="P21" style:family="paragraph" style:parent-style-name="Text_20_body">
      <style:text-properties officeooo:rsid="000c67f5" officeooo:paragraph-rsid="000c67f5"/>
    </style:style>
    <style:style style:name="P22" style:family="paragraph" style:parent-style-name="Table_20_Contents">
      <style:text-properties fo:font-size="14pt" style:font-size-asian="12.25pt" style:font-size-complex="14pt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e62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f138"/>
    </style:style>
    <style:style style:name="T16" style:family="text">
      <style:text-properties officeooo:rsid="00108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5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20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/>
          </table:table-cell>
        </table:table-row>
      </table:table>
      <text:p text:style-name="P14"><text:span text:style-name="T1">Master of Computer Science <text:s text:c="2"/></text:span><text:span text:style-name="T6">Tufts University, US <text:s text:c="51"/>Aug. 2016</text:span></text:p>
      <text:p text:style-name="P3">Master of Material Science <text:s text:c="4"/><text:span text:style-name="T14">Southwest Jiaotong University, China <text:s text:c="24"/>June 2008</text:span></text:p>
      <text:p text:style-name="P4"/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21"><text:s/>C++/Java/Python, HTML/CSS/JavaScript, OpenGL/WebGL/CUDA, <text:span text:style-name="T16">PostgreSQL/MongoDB</text:span></text:p>
      <text:p text:style-name="P10">Projects <text:span text:style-name="T15">(</text:span><text:a xlink:type="simple" xlink:href="https://github.com/liuxu1005" text:style-name="Internet_20_link" text:visited-style-name="Visited_20_Internet_20_Link"><text:span text:style-name="T15">github.com/liuxu1005</text:span></text:a><text:span text:style-name="T15"> / </text:span><text:a xlink:type="simple" xlink:href="http://liuxu1005.github.io/" text:style-name="Internet_20_link" text:visited-style-name="Visited_20_Internet_20_Link"><text:span text:style-name="T15">liux1005.github.io</text:span></text:a><text:span text:style-name="T15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/>
          </table:table-cell>
        </table:table-row>
      </table:table>
      <text:p text:style-name="P6"/>
      <text:p text:style-name="P11"><text:a xlink:type="simple" xlink:href="http://liuxu1005.github.io/graphics/water.html" text:style-name="Internet_20_link" text:visited-style-name="Visited_20_Internet_20_Link">Sphere in Water</text:a> (Computer Graphics)</text:p>
      <text:p text:style-name="P11">Ray tracing with reflection and refraction in WebGL shader, collision and response, caustics</text:p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1">Comparing performances of merge, radix and bitonic sortings on GPU and CPU</text:p>
      <text:p text:style-name="P11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1">Final paper for System Design class, discuss CCN network architecture</text:p>
      <text:p text:style-name="P15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16">Java applet demo for detecting monotonicity and triangulation polygons</text:p>
      <text:p text:style-name="P17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16">Basic algorithms for data-link layer, network layer and transport layer</text:p>
      <text:p text:style-name="P17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16">Booting, process scheduling, memory management, file system, network card driver, web server</text:p>
      <text:p text:style-name="P16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2">es/Perceptron</text:span></text:a><text:span text:style-name="T12"> (Machine Learning)</text:span></text:p>
      <text:p text:style-name="P18">Basic algorithms from Machine Learning</text:p>
      <text:p text:style-name="P18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/>
          </table:table-cell>
        </table:table-row>
      </table:table>
      <text:p text:style-name="P12">From Tufts University:</text:p>
      <text:p text:style-name="P12"><text:s text:c="8"/>Computation Theory, Programming Languages, Discrete Mathematics, Algorithm, Data Structures</text:p>
      <text:p text:style-name="P12"><text:s text:c="8"/>Artificial Intelligence, Machine Learning, Computational Geometry, Computer Graphics,</text:p>
      <text:p text:style-name="P12"><text:s text:c="8"/>Advanced Computer Architecture, Machine Architecture and Assembly Language,</text:p>
      <text:p text:style-name="P12"><text:s text:c="8"/>Database, System Design</text:p>
      <text:p text:style-name="P12"><text:s/></text:p>
      <text:p text:style-name="P12">Taught by self:</text:p>
      <text:p text:style-name="P12"><text:s text:c="8"/>Operating System (following MIT 6.828 Operating System Engineering)</text:p>
      <text:p text:style-name="P12"><text:s text:c="8"/>Networks (following MIT 6.02 Digital Communication and 6.829 Networks)</text:p>
      <text:p text:style-name="P12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/>
          </table:table-cell>
        </table:table-row>
      </table:table>
      <text:p text:style-name="P13"><text:span text:style-name="T8">Application Engineer</text:span><text:span text:style-name="T13"> </text:span><text:s text:c="7"/>Advanced Angstrom, Braintree MA <text:s text:c="16"/>Mar. 2012 – Jan. 2015</text:p>
      <text:p text:style-name="P13">Technical support on application, installation &amp; troubleshooting for chemical/material analysis instruments such as SEM, AFM/SFM, XRD, EDS/WDS, ICP-AES, GC-MS.</text:p>
      <text:p text:style-name="P13"/>
      <text:p text:style-name="P7"><text:span text:style-name="T13">Lithograph/Intergrated Process Engineer</text:span> <text:s text:c="5"/><text:span text:style-name="T11">Shanghai, China <text:s text:c="12"/>Feb. 2008 – Aug. 2010</text:span></text:p>
      <text:p text:style-name="P13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6-15T10:01:10.347347430</dc:date>
    <meta:editing-duration>PT12M42S</meta:editing-duration>
    <meta:editing-cycles>5</meta:editing-cycles>
    <meta:generator>LibreOffice/5.1.3.2$Linux_X86_64 LibreOffice_project/10m0$Build-2</meta:generator>
    <meta:document-statistic meta:table-count="6" meta:image-count="0" meta:object-count="0" meta:page-count="1" meta:paragraph-count="37" meta:word-count="247" meta:character-count="2185" meta:non-whitespace-character-count="1795"/>
  </office:meta>
</office:document-meta>
</file>